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/></text:span><text:span text:style-name="T3"><text:tab/><text:s text:c="3"/>Protótip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7:00Z</meta:creation-date>
    <dc:date>2015-11-17T23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5" meta:row-count="1" meta:non-whitespace-character-count="14"/>
  </office:meta>
</office:document-meta>
</file>